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T</math:mi>
      <math:mo math:stretchy="false">=</math:mo>
      <math:mfenced math:open="[" math:close="]">
        <math:mtable>
          <math:mtr>
            <math:mtd>
              <math:msub>
                <math:mi>r</math:mi>
                <math:mn>00</math:mn>
              </math:msub>
            </math:mtd>
            <math:mtd>
              <math:msub>
                <math:mi>r</math:mi>
                <math:mn>01</math:mn>
              </math:msub>
            </math:mtd>
            <math:mtd>
              <math:msub>
                <math:mi>r</math:mi>
                <math:mn>02</math:mn>
              </math:msub>
            </math:mtd>
            <math:mtd>
              <math:msub>
                <math:mi>t</math:mi>
                <math:mn>0</math:mn>
              </math:msub>
            </math:mtd>
          </math:mtr>
          <math:mtr>
            <math:mtd>
              <math:msub>
                <math:mi>r</math:mi>
                <math:mn>10</math:mn>
              </math:msub>
            </math:mtd>
            <math:mtd>
              <math:msub>
                <math:mi>r</math:mi>
                <math:mn>11</math:mn>
              </math:msub>
            </math:mtd>
            <math:mtd>
              <math:msub>
                <math:mi>r</math:mi>
                <math:mn>12</math:mn>
              </math:msub>
            </math:mtd>
            <math:mtd>
              <math:msub>
                <math:mi>t</math:mi>
                <math:mn>1</math:mn>
              </math:msub>
            </math:mtd>
          </math:mtr>
          <math:mtr>
            <math:mtd>
              <math:msub>
                <math:mi>r</math:mi>
                <math:mn>20</math:mn>
              </math:msub>
            </math:mtd>
            <math:mtd>
              <math:msub>
                <math:mi>r</math:mi>
                <math:mn>21</math:mn>
              </math:msub>
            </math:mtd>
            <math:mtd>
              <math:msub>
                <math:mi>r</math:mi>
                <math:mn>22</math:mn>
              </math:msub>
            </math:mtd>
            <math:mtd>
              <math:msub>
                <math:mi>t</math:mi>
                <math:mn>2</math:mn>
              </math:msub>
            </math:mtd>
          </math:mtr>
          <math:mtr>
            <math:mtd>
              <math:mn>0</math:mn>
            </math:mtd>
            <math:mtd>
              <math:mn>0</math:mn>
            </math:mtd>
            <math:mtd>
              <math:mn>0</math:mn>
            </math:mtd>
            <math:mtd>
              <math:mn>1</math:mn>
            </math:mtd>
          </math:mtr>
        </math:mtable>
      </math:mfenced>
    </math:mrow>
    <math:annotation math:encoding="StarMath 5.0">T = left [ matrix{r_{00} # r_{01} # r_{02} # t_{0} ## r_{10} # r_{11} # r_{12} # t_{1} ##r_{20} # r_{21} # r_{22} # t_{2} ## 0 # 0 # 0 # 1} right ]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5-15T15:01:13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